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paragraph-rsid="00118a3d"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2b36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32cf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6988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8cf7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ac5c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c436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cc05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1e916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1f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1f3c9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1f7dd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20bfd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2875bc"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paragraph-rsid="00157fa9"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paragraph-rsid="0017f6a8"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paragraph-rsid="001ac5c7"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paragraph-rsid="001e9163"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bold" officeooo:paragraph-rsid="001e9163"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paragraph-rsid="001fe129"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paragraph-rsid="0024da81"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4pt" fo:font-weight="bold" officeooo:paragraph-rsid="001fac5b"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paragraph-rsid="00244168"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6pt" fo:font-weight="bold" officeooo:rsid="00118a3d" officeooo:paragraph-rsid="00118a3d"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012b362" officeooo:paragraph-rsid="0012b362"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12b362" officeooo:paragraph-rsid="0012b362"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0132cf5" officeooo:paragraph-rsid="0030fe95"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2pt" fo:font-weight="normal" officeooo:rsid="00118a3d" officeooo:paragraph-rsid="00118a3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2b362" officeooo:paragraph-rsid="0012b36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2f7e0" officeooo:paragraph-rsid="0012b36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32cf5" officeooo:paragraph-rsid="00132cf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32cf5" officeooo:paragraph-rsid="0014b96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32cf5" officeooo:paragraph-rsid="0030fe9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e9163" officeooo:paragraph-rsid="001e916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69880" officeooo:paragraph-rsid="001e916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69880" officeooo:paragraph-rsid="0016988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69880" officeooo:paragraph-rsid="0018cf7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69880" officeooo:paragraph-rsid="001f0a4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69880" officeooo:paragraph-rsid="0020bfd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69880" officeooo:paragraph-rsid="002b3185"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weight="normal" officeooo:rsid="00157fa9" officeooo:paragraph-rsid="00157fa9"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57fa9" officeooo:paragraph-rsid="00157fa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57fa9" officeooo:paragraph-rsid="0016988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157fa9" officeooo:paragraph-rsid="0020bfd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157fa9" officeooo:paragraph-rsid="0031829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157fa9" officeooo:paragraph-rsid="0032b53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157fa9" officeooo:paragraph-rsid="003439c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157fa9" officeooo:paragraph-rsid="00353848"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15be1f" officeooo:paragraph-rsid="0015be1f"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1ac5c7" officeooo:paragraph-rsid="001ac5c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ac5c7" officeooo:paragraph-rsid="001ac5c7"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1c436b" officeooo:paragraph-rsid="001ac5c7"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1c436b" officeooo:paragraph-rsid="001c436b"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fo:font-size="12pt" fo:font-weight="normal" officeooo:rsid="0017f6a8" officeooo:paragraph-rsid="0017f6a8"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font-size="12pt" fo:font-weight="normal" officeooo:rsid="0017f6a8" officeooo:paragraph-rsid="001e916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17f6a8" officeooo:paragraph-rsid="0017f6a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8cf71" officeooo:paragraph-rsid="0018cf71"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f0a4a" officeooo:paragraph-rsid="001f0a4a"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1fe129" officeooo:paragraph-rsid="001fe129"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20bfd8" officeooo:paragraph-rsid="0020bfd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2875bc" officeooo:paragraph-rsid="002875b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2626e7" officeooo:paragraph-rsid="002626e7"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paragraph-rsid="00169880"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paragraph-rsid="002626e7"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paragraph-rsid="0031829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paragraph-rsid="003439c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paragraph-rsid="00355eea"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paragraph-rsid="00367bcc"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14b963" officeooo:paragraph-rsid="00318292"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14b963" officeooo:paragraph-rsid="003439c0"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14b963" officeooo:paragraph-rsid="00355ee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14b963" officeooo:paragraph-rsid="00367bcc"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fo:font-size="12pt" fo:font-weight="bold" officeooo:rsid="001e9163" officeooo:paragraph-rsid="001e9163"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157fa9" officeooo:paragraph-rsid="00157fa9" style:font-size-asian="10.5pt" style:font-weight-asian="bold" style:font-size-complex="12pt" style:font-weight-complex="bold"/>
    </style:style>
    <style:style style:name="P75" style:family="paragraph" style:parent-style-name="Standard">
      <style:paragraph-properties fo:text-align="center" style:justify-single-word="false"/>
      <style:text-properties fo:font-size="12pt" fo:font-weight="bold" officeooo:rsid="00157fa9" officeooo:paragraph-rsid="00157fa9" style:font-size-asian="10.5pt" style:font-weight-asian="bold" style:font-size-complex="12pt" style:font-weight-complex="bold"/>
    </style:style>
    <style:style style:name="P76" style:family="paragraph" style:parent-style-name="Standard">
      <style:paragraph-properties fo:text-align="center" style:justify-single-word="false"/>
      <style:text-properties fo:font-size="12pt" fo:font-weight="bold" officeooo:rsid="00157fa9" officeooo:paragraph-rsid="001c436b"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132cf5" officeooo:paragraph-rsid="0014b963" style:font-size-asian="10.5pt" style:font-weight-asian="bold" style:font-size-complex="12pt" style:font-weight-complex="bold"/>
    </style:style>
    <style:style style:name="P78" style:family="paragraph" style:parent-style-name="Standard">
      <style:paragraph-properties fo:text-align="center" style:justify-single-word="false"/>
      <style:text-properties fo:font-size="12pt" fo:font-weight="bold" officeooo:rsid="0014b963" officeooo:paragraph-rsid="00318292" style:font-size-asian="10.5pt" style:font-weight-asian="bold" style:font-size-complex="12pt" style:font-weight-complex="bold"/>
    </style:style>
    <style:style style:name="P79" style:family="paragraph" style:parent-style-name="Standard">
      <style:paragraph-properties fo:text-align="center" style:justify-single-word="false"/>
      <style:text-properties fo:font-size="12pt" fo:font-weight="bold" officeooo:rsid="0014b963" officeooo:paragraph-rsid="003439c0" style:font-size-asian="10.5pt" style:font-weight-asian="bold" style:font-size-complex="12pt" style:font-weight-complex="bold"/>
    </style:style>
    <style:style style:name="P80" style:family="paragraph" style:parent-style-name="Standard">
      <style:paragraph-properties fo:text-align="center" style:justify-single-word="false"/>
      <style:text-properties fo:font-size="12pt" fo:font-weight="bold" officeooo:rsid="0014b963" officeooo:paragraph-rsid="00353848" style:font-size-asian="10.5pt" style:font-weight-asian="bold" style:font-size-complex="12pt" style:font-weight-complex="bold"/>
    </style:style>
    <style:style style:name="P81" style:family="paragraph" style:parent-style-name="Standard">
      <style:paragraph-properties fo:text-align="center" style:justify-single-word="false"/>
      <style:text-properties fo:font-size="12pt" fo:font-weight="bold" officeooo:rsid="0014b963" officeooo:paragraph-rsid="0035b635"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14b963" officeooo:paragraph-rsid="00318292"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14b963" officeooo:paragraph-rsid="0035b63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14b963" officeooo:paragraph-rsid="00367bcc" style:font-size-asian="10.5pt" style:font-weight-asian="bold" style:font-size-complex="12pt" style:font-weight-complex="bold"/>
    </style:style>
    <style:style style:name="P85" style:family="paragraph" style:parent-style-name="Standard">
      <style:paragraph-properties fo:text-align="start" style:justify-single-word="false"/>
      <style:text-properties officeooo:rsid="00118a3d" officeooo:paragraph-rsid="00132cf5"/>
    </style:style>
    <style:style style:name="P86" style:family="paragraph" style:parent-style-name="Standard">
      <style:paragraph-properties fo:text-align="center" style:justify-single-word="false"/>
      <style:text-properties fo:font-size="15pt" fo:font-weight="bold" officeooo:rsid="0014b963" officeooo:paragraph-rsid="0014b963" style:font-size-asian="15pt" style:font-weight-asian="bold" style:font-size-complex="15pt" style:font-weight-complex="bold"/>
    </style:style>
    <style:style style:name="P87" style:family="paragraph" style:parent-style-name="Standard">
      <style:paragraph-properties fo:text-align="center" style:justify-single-word="false"/>
      <style:text-properties fo:font-size="15pt" fo:font-weight="bold" officeooo:rsid="0014b963" officeooo:paragraph-rsid="00317677" style:font-size-asian="15pt" style:font-weight-asian="bold" style:font-size-complex="15pt" style:font-weight-complex="bold"/>
    </style:style>
    <style:style style:name="P88" style:family="paragraph" style:parent-style-name="Standard">
      <style:paragraph-properties fo:text-align="center" style:justify-single-word="false"/>
      <style:text-properties fo:font-size="13pt" fo:font-weight="bold" officeooo:rsid="00157fa9" officeooo:paragraph-rsid="0014b963" style:font-size-asian="13pt" style:font-weight-asian="bold" style:font-size-complex="13pt" style:font-weight-complex="bold"/>
    </style:style>
    <style:style style:name="P89" style:family="paragraph" style:parent-style-name="Standard">
      <style:paragraph-properties fo:text-align="center" style:justify-single-word="false"/>
      <style:text-properties fo:font-size="14pt" fo:font-weight="bold" officeooo:rsid="001e9163" officeooo:paragraph-rsid="001e9163" style:font-size-asian="14pt" style:font-weight-asian="bold" style:font-size-complex="14pt" style:font-weight-complex="bold"/>
    </style:style>
    <style:style style:name="P90" style:family="paragraph" style:parent-style-name="Standard">
      <style:paragraph-properties fo:text-align="center" style:justify-single-word="false"/>
      <style:text-properties fo:font-size="14pt" fo:font-weight="bold" officeooo:rsid="00157fa9" officeooo:paragraph-rsid="00157fa9" style:font-size-asian="14pt" style:font-weight-asian="bold" style:font-size-complex="14pt" style:font-weight-complex="bold"/>
    </style:style>
    <style:style style:name="P91" style:family="paragraph" style:parent-style-name="Standard">
      <style:paragraph-properties fo:text-align="center" style:justify-single-word="false"/>
      <style:text-properties fo:font-size="14pt" fo:font-weight="bold" officeooo:rsid="00157fa9" officeooo:paragraph-rsid="001fac5b" style:font-size-asian="14pt" style:font-weight-asian="bold" style:font-size-complex="14pt" style:font-weight-complex="bold"/>
    </style:style>
    <style:style style:name="P92" style:family="paragraph" style:parent-style-name="Standard">
      <style:paragraph-properties fo:text-align="center" style:justify-single-word="false"/>
      <style:text-properties fo:font-size="14pt" fo:font-weight="bold" officeooo:rsid="00157fa9" officeooo:paragraph-rsid="00244168" style:font-size-asian="14pt" style:font-weight-asian="bold" style:font-size-complex="14pt" style:font-weight-complex="bold"/>
    </style:style>
    <style:style style:name="P93" style:family="paragraph" style:parent-style-name="Standard">
      <style:paragraph-properties fo:text-align="center" style:justify-single-word="false"/>
      <style:text-properties fo:font-size="14pt" fo:font-weight="bold" officeooo:rsid="00157fa9" officeooo:paragraph-rsid="00318292"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fo:font-weight="bold" officeooo:paragraph-rsid="00318292"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fo:font-weight="bold" officeooo:rsid="0014b963" officeooo:paragraph-rsid="00353848" style:font-size-asian="14pt" style:font-weight-asian="bold" style:font-size-complex="14pt" style:font-weight-complex="bold"/>
    </style:style>
    <style:style style:name="P96" style:family="paragraph" style:parent-style-name="Standard">
      <style:paragraph-properties fo:text-align="center" style:justify-single-word="false"/>
      <style:text-properties fo:font-size="14pt" fo:font-weight="bold" officeooo:rsid="0014b963" officeooo:paragraph-rsid="0035b635" style:font-size-asian="14pt" style:font-weight-asian="bold" style:font-size-complex="14pt" style:font-weight-complex="bold"/>
    </style:style>
    <style:style style:name="T1" style:family="text">
      <style:text-properties officeooo:rsid="00118a3d"/>
    </style:style>
    <style:style style:name="T2" style:family="text">
      <style:text-properties officeooo:rsid="0012b362"/>
    </style:style>
    <style:style style:name="T3" style:family="text">
      <style:text-properties officeooo:rsid="0012f7e0"/>
    </style:style>
    <style:style style:name="T4" style:family="text">
      <style:text-properties officeooo:rsid="00132cf5"/>
    </style:style>
    <style:style style:name="T5" style:family="text">
      <style:text-properties fo:font-weight="bold" officeooo:rsid="00157fa9" style:font-weight-asian="bold" style:font-weight-complex="bold"/>
    </style:style>
    <style:style style:name="T6" style:family="text">
      <style:text-properties fo:font-weight="bold" officeooo:rsid="001ac5c7" style:font-weight-asian="bold" style:font-weight-complex="bold"/>
    </style:style>
    <style:style style:name="T7" style:family="text">
      <style:text-properties fo:font-weight="bold" officeooo:rsid="001e9163" style:font-weight-asian="bold" style:font-weight-complex="bold"/>
    </style:style>
    <style:style style:name="T8" style:family="text">
      <style:text-properties officeooo:rsid="00157fa9"/>
    </style:style>
    <style:style style:name="T9" style:family="text">
      <style:text-properties fo:font-size="14pt" fo:font-weight="bold" officeooo:rsid="00157fa9" style:font-size-asian="14pt" style:font-weight-asian="bold" style:font-size-complex="14pt"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9163" style:font-weight-asian="normal" style:font-weight-complex="normal"/>
    </style:style>
    <style:style style:name="T12" style:family="text">
      <style:text-properties fo:font-weight="normal" officeooo:rsid="001fe129" style:font-weight-asian="normal" style:font-weight-complex="normal"/>
    </style:style>
    <style:style style:name="T13" style:family="text">
      <style:text-properties fo:font-weight="normal" officeooo:rsid="00318292" style:font-weight-asian="normal" style:font-weight-complex="normal"/>
    </style:style>
    <style:style style:name="T14" style:family="text">
      <style:text-properties fo:font-weight="normal" officeooo:rsid="0035b635" style:font-weight-asian="normal" style:font-weight-complex="normal"/>
    </style:style>
    <style:style style:name="T15" style:family="text">
      <style:text-properties fo:font-weight="normal" officeooo:rsid="00367bcc" style:font-weight-asian="normal" style:font-weight-complex="normal"/>
    </style:style>
    <style:style style:name="T16" style:family="text">
      <style:text-properties officeooo:rsid="0015be1f"/>
    </style:style>
    <style:style style:name="T17" style:family="text">
      <style:text-properties fo:font-size="16pt" fo:font-weight="bold" officeooo:rsid="00169880" style:font-size-asian="16pt" style:font-weight-asian="bold" style:font-size-complex="16pt" style:font-weight-complex="bold"/>
    </style:style>
    <style:style style:name="T18" style:family="text">
      <style:text-properties fo:font-size="16pt" fo:font-weight="bold" officeooo:rsid="001e9163" style:font-size-asian="16pt" style:font-weight-asian="bold" style:font-size-complex="16pt" style:font-weight-complex="bold"/>
    </style:style>
    <style:style style:name="T19" style:family="text">
      <style:text-properties fo:font-size="16pt" fo:font-weight="bold" officeooo:rsid="001f0a4a" style:font-size-asian="16pt" style:font-weight-asian="bold" style:font-size-complex="16pt" style:font-weight-complex="bold"/>
    </style:style>
    <style:style style:name="T20" style:family="text">
      <style:text-properties fo:font-size="16pt" fo:font-weight="bold" officeooo:rsid="0020bfd8" style:font-size-asian="16pt" style:font-weight-asian="bold" style:font-size-complex="16pt" style:font-weight-complex="bold"/>
    </style:style>
    <style:style style:name="T21" style:family="text">
      <style:text-properties fo:font-size="16pt" fo:font-weight="bold" officeooo:rsid="003439c0" style:font-size-asian="16pt" style:font-weight-asian="bold" style:font-size-complex="16pt" style:font-weight-complex="bold"/>
    </style:style>
    <style:style style:name="T22" style:family="text">
      <style:text-properties fo:font-size="16pt" fo:font-weight="bold" officeooo:rsid="00355eea" style:font-size-asian="16pt" style:font-weight-asian="bold" style:font-size-complex="16pt" style:font-weight-complex="bold"/>
    </style:style>
    <style:style style:name="T23" style:family="text">
      <style:text-properties fo:font-size="16pt" fo:font-weight="bold" officeooo:rsid="00367bcc" style:font-size-asian="16pt" style:font-weight-asian="bold" style:font-size-complex="16pt" style:font-weight-complex="bold"/>
    </style:style>
    <style:style style:name="T24" style:family="text">
      <style:text-properties officeooo:rsid="00160d93"/>
    </style:style>
    <style:style style:name="T25" style:family="text">
      <style:text-properties officeooo:rsid="00169880"/>
    </style:style>
    <style:style style:name="T26" style:family="text">
      <style:text-properties officeooo:rsid="0017f6a8"/>
    </style:style>
    <style:style style:name="T27" style:family="text">
      <style:text-properties officeooo:rsid="0018cf71"/>
    </style:style>
    <style:style style:name="T28" style:family="text">
      <style:text-properties officeooo:rsid="001ac5c7"/>
    </style:style>
    <style:style style:name="T29" style:family="text">
      <style:text-properties officeooo:rsid="001c436b"/>
    </style:style>
    <style:style style:name="T30" style:family="text">
      <style:text-properties officeooo:rsid="001e9163"/>
    </style:style>
    <style:style style:name="T31" style:family="text">
      <style:text-properties officeooo:rsid="001f3c9f"/>
    </style:style>
    <style:style style:name="T32" style:family="text">
      <style:text-properties officeooo:rsid="001f7dd2"/>
    </style:style>
    <style:style style:name="T33" style:family="text">
      <style:text-properties officeooo:rsid="001fac5b"/>
    </style:style>
    <style:style style:name="T34" style:family="text">
      <style:text-properties officeooo:rsid="001fe129"/>
    </style:style>
    <style:style style:name="T35" style:family="text">
      <style:text-properties officeooo:rsid="0020bfd8"/>
    </style:style>
    <style:style style:name="T36" style:family="text">
      <style:text-properties officeooo:rsid="00226ae5"/>
    </style:style>
    <style:style style:name="T37" style:family="text">
      <style:text-properties officeooo:rsid="00244168"/>
    </style:style>
    <style:style style:name="T38" style:family="text">
      <style:text-properties officeooo:rsid="0024da81"/>
    </style:style>
    <style:style style:name="T39" style:family="text">
      <style:text-properties officeooo:rsid="002626e7"/>
    </style:style>
    <style:style style:name="T40" style:family="text">
      <style:text-properties officeooo:rsid="0029f651"/>
    </style:style>
    <style:style style:name="T41" style:family="text">
      <style:text-properties officeooo:rsid="002b3185"/>
    </style:style>
    <style:style style:name="T42" style:family="text">
      <style:text-properties officeooo:rsid="002be2cc"/>
    </style:style>
    <style:style style:name="T43" style:family="text">
      <style:text-properties officeooo:rsid="002d348e"/>
    </style:style>
    <style:style style:name="T44" style:family="text">
      <style:text-properties officeooo:rsid="002f1334"/>
    </style:style>
    <style:style style:name="T45" style:family="text">
      <style:text-properties officeooo:rsid="0030fe95"/>
    </style:style>
    <style:style style:name="T46" style:family="text">
      <style:text-properties officeooo:rsid="00317677"/>
    </style:style>
    <style:style style:name="T47" style:family="text">
      <style:text-properties officeooo:rsid="00318292"/>
    </style:style>
    <style:style style:name="T48" style:family="text">
      <style:text-properties officeooo:rsid="0032b530"/>
    </style:style>
    <style:style style:name="T49" style:family="text">
      <style:text-properties officeooo:rsid="003439c0"/>
    </style:style>
    <style:style style:name="T50" style:family="text">
      <style:text-properties officeooo:rsid="00353848"/>
    </style:style>
    <style:style style:name="T51" style:family="text">
      <style:text-properties officeooo:rsid="0035b635"/>
    </style:style>
    <style:style style:name="T52" style:family="text">
      <style:text-properties officeooo:rsid="00367bcc"/>
    </style:style>
    <style:style style:name="T53" style:family="text">
      <style:text-properties fo:font-size="13pt" fo:font-weight="normal" style:font-size-asian="11.3500003814697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uunnitteludokumentti</text:p>
      <text:p text:style-name="P24"/>
      <text:p text:style-name="P1"><text:span text:style-name="T1">Ohjelma koostuu kahdes</text:span><text:span text:style-name="T2">t</text:span><text:span text:style-name="T1">a pääluokasta: Pakkaaja ja Purkaja. Pakkaaja pakkaa annetun tiedoston ja Purkaja purkaa sen. Pakkausvaiheessa syntyy lisäksi ylimääräinen header-tiedosto johonka tallennetaan blokki-huffman-koodi -parit. Tämän nimi on sama kuin pakatun tiedoston nimi + .header-pääte (esim. pakattu.dat + pakattu.dat.header).</text:span></text:p>
      <text:p text:style-name="P28"/>
      <text:p text:style-name="P85"/>
      <text:p text:style-name="P3"><text:span text:style-name="T4">Tiedostokäsittely hoituu ITiedostoLukija ja ITiedostoKirjoittaja-rajapintojen kautta koska tämä mahdollistaa yksikkötesteissä korvaavien objektien käytön jotka teeskentelevät olevansa tiedostoja.</text:span><text:span text:style-name="T1"> </text:span></text:p>
      <text:p text:style-name="P28"/>
      <text:p text:style-name="P25">Pakkaajan toiminta &amp; rakenne</text:p>
      <text:p text:style-name="P26"/>
      <text:p text:style-name="P29">Pakkaajalle määritetään blokkikoko eli kuinka monen tavun rypäissä pakkaaja lukee lähdetiedostoa. Blokeille muodostetaan kanonisoidut huffman-koodit joiden avulla tiedosto pakataan. Pakkauksen yhteydessä syntyy header-tiedosto jonka rakenne on määritelty tarkemmin tiedostoformaatti.txt-tiedostossa.</text:p>
      <text:p text:style-name="P29"/>
      <text:p text:style-name="P2"><text:span text:style-name="T2">Pakkaaja muodostaa ensiksi huffman-koodit KoodiMuodostaja-luokan avulla. KoodiMuodostaja lukee </text:span><text:span text:style-name="T3">I</text:span><text:span text:style-name="T2">TiedostoLukija-objektin avulla tiedostosta blokk</text:span><text:span text:style-name="T3">eja jotka järjestetään esiintymistiheyden mukaan. Näistä blokeista muodostetaan huffman-puu, josta generoidaan huffman-koodit. Huffman-koodit. Koodit kanonisoidaan vielä Kanonisoija-objektin avulla. Kanonisoiduilla koodeilla on se etu, että ne voidaan muodostaa pelkästään koodin pituustiedon mukaan kunhan ne on tallennettu headeriin oikeassa järjestyksessä. Tämä mahdollistaa sen että headeriin voidaan tallentaa vain koodin pituus eikä itse koodia tarvitse tallentaa.</text:span></text:p>
      <text:p text:style-name="P30"/>
      <text:p text:style-name="P3"><text:span text:style-name="T3">Kun kanonisoidut koodit on muodostettu, välitetään koodit tiivistäjä-objektille. Objekti lukee lähdetiedostosta ITiedostoLukijan kautta blokkeja ja tallentaa uuteen tiedostoon blokeille määritettyjä koodeja ITiedostoKirjoittaja-objektin avulla. </text:span><text:span text:style-name="T4">Tiivistäjä palauttaa tiedon siitä montako bittiä on merkitseviä viimeisessä tavussa. Tämä on tarpeellinen tieto koska tiedostonkäsittely hoituu <text:s/>tavutasolla ja koodit kirjoitetaan bittitasolla – tämän takia todennäköisesti syntyy tilanne että viimeisessä tavussa on käyttämättömiä bittejä joiden arvot ovat roskaa.</text:span><text:span text:style-name="T3"> </text:span></text:p>
      <text:p text:style-name="P31"/>
      <text:p text:style-name="P32">Kohdetiedosto kirjoittamisen jälkeen välitetään vielä HeaderMuodostaja-objektille koodit järjestettynä kasvavaan pituusjärjestykseen ja tieto siitä montako bittiä on merkitseviä viimeisessä tavussa. </text:p>
      <text:p text:style-name="P32"/>
      <text:p text:style-name="P27"><text:span text:style-name="T45">Purkajan toiminta &amp; rakenne</text:span></text:p>
      <text:p text:style-name="P32"/>
      <text:p text:style-name="P33"><text:span text:style-name="T45">Purkaja lukee ensiksi header-tiedostosta blokit ja koodien pituudet HeaderLukija-luokan avulla (tarkempi formaatti tiedostoformaatti.txt-tiedostossa). Koska koodit on kanonisoitu, pelkkä tieto koodin pituudesta riittää muodostamaan koodit. Koodi – blokkiparit tallennetaan hajautustauluun joka <text:s/>välitetään PurkuKoodi-luokalle (sivuhuomio; sopivien nimien keksiminen on vaikeaa) joka lukee pakattua tiedostoa tavu kerrallaan. Tavuja puolestaan luetaan bitti kerralla ja jokaisen luvun jälkeen tarkistetaan löytyykö tähän asti kasattua koodia hajautustaulusta. Jos vastine löytyy, tallennetaan koodiin sidottu blokki uuteen tiedostoon. Tämä operaatio toistetaan kunnes tiedosto on purettu.</text:span></text:p>
      <text:p text:style-name="P77"/>
      <text:p text:style-name="P32"/>
      <text:p text:style-name="P32"/>
      <text:p text:style-name="P32"/>
      <text:p text:style-name="P86"><text:soft-page-break/>Pakkaajan aika- ja tilavaativuudet</text:p>
      <text:p text:style-name="P88"/>
      <text:p text:style-name="P89">KanonisoidunKoodinMuodostaja-luokka</text:p>
      <text:p text:style-name="P73"/>
      <text:p text:style-name="P19"><text:span text:style-name="T30">muodosta</text:span><text:span text:style-name="T47">KanoninenHuffman</text:span><text:span text:style-name="T30">Koodi</text:span><text:span text:style-name="T11">() - pseudokoodi</text:span></text:p>
      <text:p text:style-name="P34"/>
      <text:p text:style-name="P34">++koodi;</text:p>
      <text:p text:style-name="P34">if (nykyinenPituus &gt; vanhaPituus</text:p>
      <text:p text:style-name="P34"><text:tab/>koodi = siiräBittejäOikealle(koodi, nykyinenPituus – vanhaPituus)</text:p>
      <text:p text:style-name="P34"><text:tab/>vanhaPituus = nykyinenPituus</text:p>
      <text:p text:style-name="P34">for (int i = 0; i &lt; nykyinenPituus; ++i) </text:p>
      <text:p text:style-name="P34"><text:tab/>asetaBitti(uusiKoodi, haeBitti(vanhakoodi(uusiPituus – 1 – i ))</text:p>
      <text:p text:style-name="P34"/>
      <text:p text:style-name="P34">return uusiKoodi</text:p>
      <text:p text:style-name="P34"/>
      <text:p text:style-name="P34">Alussa vakioaikaisia operaatioita vakiomäärä, aikavaativuus O(1). Silmukan aikavaativuus on O(m) missä m on koodin bittien määrä. Maksimipituus on määritetty 64 bittiin jolloin silmukka suoritetaan pahimmillaan 64 kertaa -&gt; vakioaikainen -&gt; O(1). Bittioperaatiot ovat vakioaikaisia. Aikavaativuus O(1)</text:p>
      <text:p text:style-name="P34"/>
      <text:p text:style-name="P34">Metodissa luodaan muutama väliaikaismuuttuja, tilavaativuus O(1) </text:p>
      <text:p text:style-name="P34"><text:s text:c="2"/></text:p>
      <text:p text:style-name="P9"><text:span text:style-name="T25">Metodin aikavaativuus on siis</text:span><text:span text:style-name="T27"> </text:span><text:span text:style-name="T17">O(</text:span><text:span text:style-name="T18">1</text:span><text:span text:style-name="T17">)</text:span><text:span text:style-name="T25">.</text:span></text:p>
      <text:p text:style-name="P9"><text:span text:style-name="T25">Metodin tilavaativuus on siis </text:span><text:span text:style-name="T17">O(</text:span><text:span text:style-name="T18">1</text:span><text:span text:style-name="T17">)</text:span><text:span text:style-name="T25">.</text:span></text:p>
      <text:p text:style-name="P35"/>
      <text:p text:style-name="P89">Kanonisoija-luokka</text:p>
      <text:p text:style-name="P73"/>
      <text:p text:style-name="P19"><text:span text:style-name="T30">kanonisoi</text:span><text:span text:style-name="T11">() - pseudokoodi</text:span></text:p>
      <text:p text:style-name="P34">avaimet = koodit.avaimet()</text:p>
      <text:p text:style-name="P34">sort(avaimet)</text:p>
      <text:p text:style-name="P34">for (i : avaimet)</text:p>
      <text:p text:style-name="P34"><text:tab/>listaBlokkiKoodiPareista = koodit.get(i) </text:p>
      <text:p text:style-name="P34"><text:tab/>for (pari : <text:s text:c="2"/>listaBlokkiKoodiPareista)</text:p>
      <text:p text:style-name="P34"><text:tab/><text:tab/>uusipari = Pari(pari.blokki, <text:span text:style-name="T47">muodostaKanoninenHuffmanKoodi</text:span>(pari.koodi))</text:p>
      <text:p text:style-name="P34"><text:tab/><text:tab/>kanonisoidutkoodit.put(uusipari)</text:p>
      <text:p text:style-name="P34"><text:tab/><text:tab/>jarjestetytKoodit.add(uusiPari)</text:p>
      <text:p text:style-name="P34"/>
      <text:p text:style-name="P34">return kanonisoidutkoodit</text:p>
      <text:p text:style-name="P34"/>
      <text:p text:style-name="P34">Aluksi avaimet sortataan heap sortilla -&gt; O(m log m). Koska avaimena toimii koodin pituus mikä on rajattu välille 1 – 64, on sortattavia lukuja korkeintaan 64 kappaletta -&gt; O( 64 * log 64) -&gt; O(1). Kartassa on arvona listoja joissa on blokki-koodi-parit. Kahden for-loopin avulla nämä käydään läpi -&gt; aikavaativuus O(n), verrannollinen parien määrään. Koodi kanonisoidaan joka on O(1)-operaatio ja tallennetaan uuteen karttaan ja listaan joka pidetään järjestyksessä headermudostusta varten. Aikavaativuudet O(1) -&gt; Kokonaisaikavaativuus on O(n)</text:p>
      <text:p text:style-name="P34"/>
      <text:p text:style-name="P34">Tilaa vaaditaan uudelle kartalle O(n) ja listalle O(n) -&gt; tila-vaativuus O(n)</text:p>
      <text:p text:style-name="P34"/>
      <text:p text:style-name="P9"><text:span text:style-name="T25">Metodin aikavaativuus on siis</text:span><text:span text:style-name="T27"> </text:span><text:span text:style-name="T17">O(n)</text:span><text:span text:style-name="T25">.</text:span></text:p>
      <text:p text:style-name="P9"><text:span text:style-name="T25">Metodin tilavaativuus on siis </text:span><text:span text:style-name="T17">O(n)</text:span><text:span text:style-name="T25">.</text:span></text:p>
      <text:p text:style-name="P90"><text:soft-page-break/>KoodiMuodostaja-luokka</text:p>
      <text:p text:style-name="P74"/>
      <text:p text:style-name="P15"><text:span text:style-name="T5">laskeEsiintymisTiheydet</text:span><text:span text:style-name="T8">() - pseudokoodi</text:span></text:p>
      <text:p text:style-name="P41"/>
      <text:p text:style-name="P42">while (ei_olla_tiedoston_lopussa)</text:p>
      <text:p text:style-name="P42"><text:tab/>luettu_tavuja = lueTiedostosta(max_blokin_verran_tavuja)</text:p>
      <text:p text:style-name="P42"><text:tab/><text:span text:style-name="T48">tiedostoBlokki</text:span>.tavut = kopioiLuetutTavut</text:p>
      <text:p text:style-name="P46"><text:tab/>if (!esiintymistiheydet .contains(<text:span text:style-name="T48">tiedostoBlokki</text:span>)</text:p>
      <text:p text:style-name="P46"><text:tab/><text:tab/>esiintymistiheydet.put(<text:span text:style-name="T48">tiedostoBlokki</text:span>, 1)</text:p>
      <text:p text:style-name="P42"><text:tab/>else</text:p>
      <text:p text:style-name="P46"><text:tab/><text:tab/>esiintymistiheydet.put(<text:span text:style-name="T48">tiedostoBlokki</text:span>, hashmap.get(<text:span text:style-name="T48">tiedostoBlokki</text:span>) + 1)</text:p>
      <text:p text:style-name="P42">return <text:s/>esiintymistiheydet</text:p>
      <text:p text:style-name="P74"/>
      <text:p text:style-name="P43">Tämän metodi käy tiedoston jossa n tavua läpi – tiedot on luettava eli käytävä ainakin kerran läpi -&gt; aikavaativuus O(n). Lisäksi tiedot kopioidaan uuteen taulukkoon koska luettujen tavujen määrä voi erota blokin koosta -&gt; O(n) operaatiota. Tämän jälkeen blokkia käytetään hashmapin avaimena contains-operaatiossa joka on hashmapille O(1), ja tämän jälkeen kirjoitetaan mappiin joka on O(1).</text:p>
      <text:p text:style-name="P43"/>
      <text:p text:style-name="P40">Tilan kannalta pahin tapaus on jos <text:span text:style-name="T41">tiedosto on huonosti pakkautuva (esimerkiksi jo pakattu tiedosto) ja </text:span>blokkikoko on <text:span text:style-name="T41">tarpeeksi suuri että joka</text:span><text:span text:style-name="T43">inen luettu blokki on uniikki </text:span><text:span text:style-name="T41">(esimerkiksi <text:s/>blokkikoko 5 = max 2^(5*8) uniikkia </text:span><text:span text:style-name="T43">blokkia</text:span><text:span text:style-name="T41">; jokainen blokki voi olla uniikki jos tiedostokoko alle </text:span><text:span text:style-name="T42">~</text:span><text:span text:style-name="T41">5</text:span><text:span text:style-name="T42"> gigatavua</text:span><text:span text:style-name="T41">). </text:span><text:span text:style-name="T42">Tällöin blokkeja on verrannollisesti tiedoston tavumäärään -&gt; O(n)</text:span><text:span text:style-name="T44">). </text:span></text:p>
      <text:p text:style-name="P43"/>
      <text:p text:style-name="P4"><text:span text:style-name="T8">Metodin aika</text:span><text:span text:style-name="T25">- ja tilav</text:span><text:span text:style-name="T24">aativuus </text:span><text:span text:style-name="T16">on näin </text:span><text:span text:style-name="T9">O(n)</text:span><text:span text:style-name="T16">. </text:span></text:p>
      <text:p text:style-name="P42"/>
      <text:p text:style-name="P15"><text:span text:style-name="T5">muodostaPrioriteettiJono</text:span><text:span text:style-name="T8">() - pseudokoodi</text:span></text:p>
      <text:p text:style-name="P41"/>
      <text:p text:style-name="P49">avaimet = esiintymistiheydet.avaimet()</text:p>
      <text:p text:style-name="P49"/>
      <text:p text:style-name="P49">for (avain : avaimet)</text:p>
      <text:p text:style-name="P49"><text:tab/>treenode.avain = esiintymistiheydet.get(avain)</text:p>
      <text:p text:style-name="P49"><text:tab/>treenode.arvo = avain</text:p>
      <text:p text:style-name="P49"><text:tab/>treenode.vasenlapsi = treenode.oikealapsi = null</text:p>
      <text:p text:style-name="P49"><text:tab/>prioriteettijono.push(TreeNode(esiintymistiheys, blokki)</text:p>
      <text:p text:style-name="P49"><text:tab/></text:p>
      <text:p text:style-name="P49">return prioriteettijono</text:p>
      <text:p text:style-name="P49"/>
      <text:p text:style-name="P4"><text:span text:style-name="T16">Metodissa käydään ensiksi koko hashmap läpi </text:span><text:span text:style-name="T45">mikä on lineaarinen operaatio</text:span><text:span text:style-name="T16">. Tämä</text:span><text:span text:style-name="T25">n</text:span><text:span text:style-name="T16"> operaation aikavaativuus on O(</text:span><text:span text:style-name="T25">n</text:span><text:span text:style-name="T16">) </text:span><text:span text:style-name="T45">missä n on tiedoston tavumäärä koska pahimmillaan jokainen luettu blokki esiintyy vain kerran</text:span><text:span text:style-name="T16">. </text:span><text:span text:style-name="T25">Jokaisella kierroksella luodaan uusi treenode joka koostuu kolmesta vakio-operaatiosta -&gt; O(1). Tämän jälkeen tallennetaan node prioriteettijonoon joka on sisäisesti heap. Tämä aiheuttaa heapify-operaation jonka aikavaativuus on O(log n) (</text:span><text:a xlink:type="simple" xlink:href="http://www.cs.helsinki.fi/u/floreen/tira2013/tira.pdf"><text:span text:style-name="T25">http://www.cs.helsinki.fi/u/floreen/tira2013/tira.pdf</text:span></text:a><text:span text:style-name="T25"> – sivu 345). Metodissa suoritetaan siis n kertaa log n – operaatio -&gt; metodin aikavaativuus O(n log n)</text:span></text:p>
      <text:p text:style-name="P36"/>
      <text:p text:style-name="P36">Prioriteettijonoon tallennetaan kaikki blokit. Tämä vie O(n) tilaa.</text:p>
      <text:p text:style-name="P4"><text:span text:style-name="T25">Metodin aikavaativuus on siis </text:span><text:span text:style-name="T17">O(n log n).</text:span></text:p>
      <text:p text:style-name="P4"><text:span text:style-name="T17"/></text:p>
      <text:p text:style-name="P4"><text:span text:style-name="T25">Metodin tilavaativuus on siis </text:span><text:span text:style-name="T17">O(n)</text:span><text:span text:style-name="T25">.</text:span></text:p>
      <text:p text:style-name="P75"/>
      <text:p text:style-name="P75"/>
      <text:p text:style-name="P75"><text:soft-page-break/></text:p>
      <text:p text:style-name="P17"><text:span text:style-name="T6">muodostaHuffmanPuu</text:span><text:span text:style-name="T28">() - pseudokoodi</text:span></text:p>
      <text:p text:style-name="P50"/>
      <text:p text:style-name="P51">while (!prioriteettijono.tyhja())</text:p>
      <text:p text:style-name="P51"><text:tab/>silmu1 = prioriteettijono.pop()</text:p>
      <text:p text:style-name="P51"><text:tab/>silmu2 = prioriteettijono.pop()</text:p>
      <text:p text:style-name="P51"><text:tab/>uusiSilmu.vasenlapsi = silmu1</text:p>
      <text:p text:style-name="P51"><text:tab/>uusisilmu.oikealapsi = silmu2</text:p>
      <text:p text:style-name="P51"><text:tab/>uusisilmu.avain = silmu1.avain + silmu2.avain</text:p>
      <text:p text:style-name="P51"><text:tab/>uusisilmu.arvo = null</text:p>
      <text:p text:style-name="P51"><text:tab/>prioriteettijono.push(uusinode)</text:p>
      <text:p text:style-name="P51"/>
      <text:p text:style-name="P51">return prioriteettijono.pop()</text:p>
      <text:p text:style-name="P51"/>
      <text:p text:style-name="P6"><text:span text:style-name="T28">Metodissa muodostetaan huffman-puu. </text:span><text:span text:style-name="T29">Joka kierroksella poistetaan kaksi alkiota prioriteettijonosta ja lisätään yksi -&gt; nettona vähenee yhdellä per kierros -&gt; aikavaativuus O(n). Uuden solmun muodostus onnistuu vakioajassa jolloin koko metodin aikavaativuus on O(n).</text:span></text:p>
      <text:p text:style-name="P52"/>
      <text:p text:style-name="P53">Puuhun luodaan O(n) uutta solmua ja lehtisolmuja on O(n) -&gt; tilavaativuus O(2n) = O(n)</text:p>
      <text:p text:style-name="P53"/>
      <text:p text:style-name="P7"><text:span text:style-name="T25">Metodin aikavaativuus on siis</text:span><text:span text:style-name="T27"> </text:span><text:span text:style-name="T17">O(n)</text:span><text:span text:style-name="T25">.</text:span></text:p>
      <text:p text:style-name="P7"><text:span text:style-name="T25">Metodin tilavaativuus on siis </text:span><text:span text:style-name="T17">O(n)</text:span><text:span text:style-name="T25">.</text:span></text:p>
      <text:p text:style-name="P76"/>
      <text:p text:style-name="P76"/>
      <text:p text:style-name="P16"><text:span text:style-name="T6">käyPuuLäpiRekursiivisesti</text:span><text:span text:style-name="T26">() - pseudokoodi</text:span></text:p>
      <text:p text:style-name="P54"/>
      <text:p text:style-name="P56">if (node.onLehti)</text:p>
      <text:p text:style-name="P56"><text:tab/>koodi(kasattuKoodi, pituus)</text:p>
      <text:p text:style-name="P56"/>
      <text:p text:style-name="P56"><text:tab/>if (!koodiMap.contains(pituus))</text:p>
      <text:p text:style-name="P56"><text:tab/><text:tab/>koodiMap.put(pituus, new OmaArrayList())</text:p>
      <text:p text:style-name="P56"><text:tab/>koodiMap.get(pituus).add(Pari(pituus, koodi))</text:p>
      <text:p text:style-name="P56"><text:tab/></text:p>
      <text:p text:style-name="P56"><text:tab/>return</text:p>
      <text:p text:style-name="P56"/>
      <text:p text:style-name="P8"><text:span text:style-name="T28">käyPuuLäpiRekursiivisesti</text:span><text:span text:style-name="T26">(node.vasenlapsi)</text:span></text:p>
      <text:p text:style-name="P8"><text:span text:style-name="T28">käyPuuLäpiRekursiivisesti</text:span><text:span text:style-name="T26">(node.oikealapsi)</text:span></text:p>
      <text:p text:style-name="P56"/>
      <text:p text:style-name="P57">Metodissa käydään puu läpi rekursiivisesti. Jokainen puun solmu käydään läpi -&gt; O(n) operaatiota. Lisäksi kun saavutetaan juurisolmu, lisätään kasattu koodi karttaan jos on jo lista kartassa koodin pituudelle ajassa O(1), tai luodaan uusi lista jos sitä ei ole olemassa ennen lisäystä O(1) -&gt; Aikavaativuus O(n).</text:p>
      <text:p text:style-name="P57"/>
      <text:p text:style-name="P57">Tilan kannalta puussa edetään alaspäin kunnes osutaan juuren, jolloin rekursiopino on pahimmillaan puun syvyinen -&gt; O(log n). Lisäksi kasataan tauluun kaikille blokeille koodit -&gt; tilavaativuus O(n) koska jokainen blokki on taulussa.</text:p>
      <text:p text:style-name="P57"/>
      <text:p text:style-name="P5"><text:span text:style-name="T25">Metodin aikavaativuus on siis</text:span><text:span text:style-name="T27"> </text:span><text:span text:style-name="T17">O(n)</text:span><text:span text:style-name="T25">.</text:span></text:p>
      <text:p text:style-name="P5"><text:span text:style-name="T25">Metodin tilavaativuus on siis </text:span><text:span text:style-name="T17">O(n)</text:span><text:span text:style-name="T25">.</text:span></text:p>
      <text:p text:style-name="P37"/>
      <text:p text:style-name="P37"/>
      <text:p text:style-name="P18"><text:soft-page-break/><text:span text:style-name="T7">muodostaKoodit</text:span><text:span text:style-name="T26">() - pseudokoodi</text:span></text:p>
      <text:p text:style-name="P55"/>
      <text:p text:style-name="P58">esiintymisTiheydet = laskeEsiintymisTiheydet()</text:p>
      <text:p text:style-name="P58">prioriteettijono = muodostajono(esiintymistiheydet)</text:p>
      <text:p text:style-name="P58">puu = muodostaHuffmanPuu(prioriteettijono)</text:p>
      <text:p text:style-name="P58">koodilista = käyPuuLäpiRekursiivisesti()</text:p>
      <text:p text:style-name="P58">return kanonisoija.kanonisoi(koodilista);</text:p>
      <text:p text:style-name="P58"/>
      <text:p text:style-name="P58">Aikavaativuus: O(n) + O(n log n) + O(n) + O(n) -&gt; O(n log n)</text:p>
      <text:p text:style-name="P58">Tilavaativuus: O(n) + O(n) + O(n) + O(n) + O(n) -&gt; O(n)</text:p>
      <text:p text:style-name="P37"/>
      <text:p text:style-name="P37"/>
      <text:p text:style-name="P11"><text:span text:style-name="T25">Metodin aikavaativuus on siis</text:span><text:span text:style-name="T27"> </text:span><text:span text:style-name="T17">O(</text:span><text:span text:style-name="T19">n log n</text:span><text:span text:style-name="T17">)</text:span><text:span text:style-name="T25">.</text:span></text:p>
      <text:p text:style-name="P10"><text:span text:style-name="T25">Metodin tilavaativuus on siis </text:span><text:span text:style-name="T17">O(n)</text:span><text:span text:style-name="T25">.</text:span></text:p>
      <text:p text:style-name="P38"/>
      <text:p text:style-name="P37"/>
      <text:p text:style-name="P22"><text:span text:style-name="T34">Tiivistaja</text:span><text:span text:style-name="T8">-luokka</text:span></text:p>
      <text:p text:style-name="P91"/>
      <text:p text:style-name="P20"><text:span text:style-name="T34">tiivista()-</text:span><text:span text:style-name="T12">pseudokoodi</text:span></text:p>
      <text:p text:style-name="P59"/>
      <text:p text:style-name="P44">while (ei_olla_tiedoston_lopussa)</text:p>
      <text:p text:style-name="P13"><text:span text:style-name="T8"><text:tab/>lueTiedostosta(</text:span><text:span text:style-name="T35">blokki, </text:span><text:span text:style-name="T8">max_blokin_verran_tavuja)</text:span></text:p>
      <text:p text:style-name="P13"><text:span text:style-name="T8"><text:tab/></text:span><text:span text:style-name="T35">pakkauskoodi = koodit.get(blokki)</text:span></text:p>
      <text:p text:style-name="P60"><text:tab/>kopioiBittejaTavuun(tavu, blokki)</text:p>
      <text:p text:style-name="P60"><text:tab/>if (tavu_taynna)</text:p>
      <text:p text:style-name="P60"><text:tab/><text:tab/>tallennaTiedostoon(tavu)</text:p>
      <text:p text:style-name="P60"/>
      <text:p text:style-name="P60">tallennaviimeinenTavu</text:p>
      <text:p text:style-name="P60"/>
      <text:p text:style-name="P60">return viimeisessaTavussaMerkitseviaBitteja</text:p>
      <text:p text:style-name="P60"/>
      <text:p text:style-name="P13"><text:span text:style-name="T35">Metodi lukee tiedostosta kaikki sen tavut -&gt; O(n) aikavaativuus. Hashmaping get on vakioaikainen, bittejä kopioidaan korkeintaan 8 -&gt; vakioaikainen operaatio. Tallennetaan O(n) tavua. </text:span><text:span text:style-name="T36">Viimeisen tavun tallennus vaatii vakiomäärän operaatioita. </text:span><text:span text:style-name="T35"><text:s/>Aikavaativuus </text:span><text:span text:style-name="T36">siis </text:span><text:span text:style-name="T35">O(n)</text:span></text:p>
      <text:p text:style-name="P60"/>
      <text:p text:style-name="P60">Metodi luo muutaman väliaikaismuuttujan -&gt; tilavaativuus O(1)</text:p>
      <text:p text:style-name="P60"/>
      <text:p text:style-name="P13"><text:span text:style-name="T25">Metodin aikavaativuus on siis</text:span><text:span text:style-name="T27"> </text:span><text:span text:style-name="T17">O(</text:span><text:span text:style-name="T20">n</text:span><text:span text:style-name="T17">)</text:span><text:span text:style-name="T25">.</text:span></text:p>
      <text:p text:style-name="P13"><text:span text:style-name="T25">Metodin tilavaativuus on siis </text:span><text:span text:style-name="T17">O(</text:span><text:span text:style-name="T20">1</text:span><text:span text:style-name="T17">)</text:span><text:span text:style-name="T25">.</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23"><text:soft-page-break/><text:span text:style-name="T37">HeaderMuodostaja</text:span><text:span text:style-name="T8">-luokka</text:span></text:p>
      <text:p text:style-name="P92"/>
      <text:p text:style-name="P21"><text:span text:style-name="T38">muodostaHeader</text:span><text:span text:style-name="T34">()-</text:span><text:span text:style-name="T12">pseudokoodi</text:span></text:p>
      <text:p text:style-name="P39"/>
      <text:p text:style-name="P61">tallennaTiedostoon(blokinPituus)</text:p>
      <text:p text:style-name="P61">tallennaTiedostoon(merkitsevienBittienMaaraViimeisessaTavussa)</text:p>
      <text:p text:style-name="P61"/>
      <text:p text:style-name="P61">for (blokkiKoodiparit : koodit)</text:p>
      <text:p text:style-name="P61"><text:tab/>if (blokkiKoodiParit.blokit.pituus != blokinPituus)</text:p>
      <text:p text:style-name="P61"><text:tab/><text:tab/>tallennaTiedostoon(0)</text:p>
      <text:p text:style-name="P61"><text:tab/><text:tab/>tallennaTiedostoon( blokkiKoodiParit.blokki.pituus)</text:p>
      <text:p text:style-name="P61"/>
      <text:p text:style-name="P61"><text:tab/>tallennaTiedostoon( blokkiKoodiParit.koodi.pituus)</text:p>
      <text:p text:style-name="P61"><text:tab/>tallennaTiedostoon(blokkiKoodiParit.blokki.blokki)</text:p>
      <text:p text:style-name="P61"/>
      <text:p text:style-name="P61">for-luupin aikavaatimus on O(n) koska koodeja on pahimmillaan O(n). Muut operaatiot ovat vakioaikaisia -&gt; O(n)</text:p>
      <text:p text:style-name="P61"/>
      <text:p text:style-name="P61">Metodi luo väliaikaismuuttujia muutaman -&gt; O(1) tila-vaativuus</text:p>
      <text:p text:style-name="P39"/>
      <text:p text:style-name="P39"/>
      <text:p text:style-name="P14"><text:span text:style-name="T25">Metodin aikavaativuus on siis</text:span><text:span text:style-name="T27"> </text:span><text:span text:style-name="T17">O(</text:span><text:span text:style-name="T20">n</text:span><text:span text:style-name="T17">)</text:span><text:span text:style-name="T25">.</text:span></text:p>
      <text:p text:style-name="P14"><text:span text:style-name="T25">Metodin tilavaativuus on siis </text:span><text:span text:style-name="T17">O(</text:span><text:span text:style-name="T20">1</text:span><text:span text:style-name="T17">)</text:span><text:span text:style-name="T25">.</text:span></text:p>
      <text:p text:style-name="P75"/>
      <text:p text:style-name="P75"/>
      <text:p text:style-name="P22"><text:span text:style-name="T33">Pakkaaja</text:span><text:span text:style-name="T8">-luokka</text:span></text:p>
      <text:p text:style-name="P41"/>
      <text:p text:style-name="P15"><text:span text:style-name="T5">pakkaa</text:span><text:span text:style-name="T8">()</text:span><text:span text:style-name="T33">-pseudokoodi</text:span></text:p>
      <text:p text:style-name="P41"/>
      <text:p text:style-name="P42">Pseudokoodi:</text:p>
      <text:p text:style-name="P42"><text:tab/></text:p>
      <text:p text:style-name="P42"><text:tab/>koodit = koodimuodostaja.muodostakoodit(lukija(lähdetiedosto))</text:p>
      <text:p text:style-name="P42"><text:tab/>bittejaKaytetty = tiivistaja.tiivista(lukija(lähdetiedosto), kirjoittaja(kohdetiedosto), koodit)</text:p>
      <text:p text:style-name="P42"><text:tab/>headermuodostaja(kirjoittaja(kohdetiedosto + ".header"),</text:p>
      <text:p text:style-name="P42"><text:tab/><text:tab/>koodiMuodostaja.kooditJarjestyksessa(), bittejaKaytetty, BlokinKoko))</text:p>
      <text:p text:style-name="P42"><text:tab/>tulostaStatsit()</text:p>
      <text:p text:style-name="P42"/>
      <text:p text:style-name="P11"><text:span text:style-name="T31">Aikavaativuus: </text:span><text:span text:style-name="T32">O(n log n) + </text:span><text:span text:style-name="T39">O(n) + </text:span><text:span text:style-name="T40">O(n) </text:span><text:span text:style-name="T32">= O(n log n)</text:span></text:p>
      <text:p text:style-name="P62">Tilavaativuus O(n) koodeille</text:p>
      <text:p text:style-name="P62"/>
      <text:p text:style-name="P12"><text:span text:style-name="T32">Pakkauksen aikavaativuus on siis </text:span><text:span text:style-name="T17">O(</text:span><text:span text:style-name="T19">n log n</text:span><text:span text:style-name="T17">) </text:span><text:span text:style-name="T32">missä n on tiedoston tavujen määrä</text:span></text:p>
      <text:p text:style-name="P64"><text:span text:style-name="T39">Pakkauksen tilavaativuus on siis </text:span><text:span text:style-name="T17">O(</text:span><text:span text:style-name="T19">n</text:span><text:span text:style-name="T17">) </text:span><text:span text:style-name="T39">missä n on tiedoston tavujen määrä.</text:span></text:p>
      <text:p text:style-name="P64"><text:span text:style-name="T39"/></text:p>
      <text:p text:style-name="P64"><text:span text:style-name="T39"/></text:p>
      <text:p text:style-name="P64"><text:span text:style-name="T39"/></text:p>
      <text:p text:style-name="P64"><text:span text:style-name="T39"/></text:p>
      <text:p text:style-name="P64"><text:span text:style-name="T39"/></text:p>
      <text:p text:style-name="P64"><text:span text:style-name="T39"/></text:p>
      <text:p text:style-name="P64"><text:span text:style-name="T39"/></text:p>
      <text:p text:style-name="P64"><text:span text:style-name="T39"/></text:p>
      <text:p text:style-name="P87"><text:soft-page-break/><text:span text:style-name="T46">Purkajan </text:span><text:span text:style-name="T39">aika- ja tilavaativuudet</text:span></text:p>
      <text:p text:style-name="P87"><text:span text:style-name="T39"/></text:p>
      <text:p text:style-name="P94"><text:span text:style-name="T37">Header</text:span><text:span text:style-name="T47">Lukija</text:span><text:span text:style-name="T8">-luokka</text:span></text:p>
      <text:p text:style-name="P93"/>
      <text:p text:style-name="P78"><text:span text:style-name="T47">lueHeaderAlku</text:span><text:span text:style-name="T34">()-</text:span><text:span text:style-name="T12">pseudokoodi</text:span></text:p>
      <text:p text:style-name="P82"><text:span text:style-name="T13"/></text:p>
      <text:p text:style-name="P82"><text:span text:style-name="T13">lueTiedostosta(puskuri, 2) // luetaan 2 tavua</text:span></text:p>
      <text:p text:style-name="P82"><text:span text:style-name="T13">merkitsevienBittienMaara = puskuri[0]</text:span></text:p>
      <text:p text:style-name="P82"><text:span text:style-name="T13">blokinKoko = puskuri[1]</text:span></text:p>
      <text:p text:style-name="P82"><text:span text:style-name="T13"/></text:p>
      <text:p text:style-name="P82"><text:span text:style-name="T13">Luetaan tiedostosta kaksi ensimmäistä tavua; ensimmäinen tavu kertoo montako merkitsevää bittiä on pakatun tiedoston viimeisessä tavussa. Toinen tavu kertoo mikä on oletusblokkikoko pakatussa tiedostossa. Metodissa on vakiomäärä operaatioita ja apumuuttujia -&gt; tila- ja aikavaativuus O(1)</text:span></text:p>
      <text:p text:style-name="P82"><text:span text:style-name="T13"/></text:p>
      <text:p text:style-name="P65"><text:span text:style-name="T25">Metodin aikavaativuus on siis</text:span><text:span text:style-name="T27"> </text:span><text:span text:style-name="T17">O(</text:span><text:span text:style-name="T18">1</text:span><text:span text:style-name="T17">)</text:span><text:span text:style-name="T25">.</text:span></text:p>
      <text:p text:style-name="P69"><text:span text:style-name="T25">Metodin tilavaativuus on siis </text:span><text:span text:style-name="T17">O(</text:span><text:span text:style-name="T18">1</text:span><text:span text:style-name="T17">)</text:span><text:span text:style-name="T25">.</text:span></text:p>
      <text:p text:style-name="P69"><text:span text:style-name="T25"/></text:p>
      <text:p text:style-name="P69"><text:span text:style-name="T25"/></text:p>
      <text:p text:style-name="P78"><text:span text:style-name="T47">lueKoodiBlokkiParit</text:span><text:span text:style-name="T34">()-</text:span><text:span text:style-name="T12">pseudokoodi</text:span></text:p>
      <text:p text:style-name="P78"><text:span text:style-name="T12"/></text:p>
      <text:p text:style-name="P45"><text:span text:style-name="T47">while (ei_olla_tiedoston_lopussa)</text:span></text:p>
      <text:p text:style-name="P45"><text:span text:style-name="T47"><text:tab/>blokinPituus = oletusPituus // mikä luettiin headerin alusta</text:span></text:p>
      <text:p text:style-name="P45"><text:span text:style-name="T47"><text:tab/>lueTiedostosta(koodinPituusBiteissa, 1) // luetaan tavu</text:span></text:p>
      <text:p text:style-name="P45"><text:span text:style-name="T47"/></text:p>
      <text:p text:style-name="P45"><text:span text:style-name="T47"><text:tab/>if (koodinPituusBiteissa == 0) // erikoisblokki</text:span></text:p>
      <text:p text:style-name="P45"><text:span text:style-name="T47"><text:tab/><text:tab/>lueTiedostosta(blokinPituus, 1)</text:span></text:p>
      <text:p text:style-name="P45"><text:span text:style-name="T47"><text:tab/><text:tab/>luetTiedostosta(koodinPituusBiteissa, 1) // oikea pituus</text:span></text:p>
      <text:p text:style-name="P45"><text:span text:style-name="T47"><text:tab/></text:span></text:p>
      <text:p text:style-name="P45"><text:span text:style-name="T47"><text:tab/>lueTiedostosta(blokki, blokinPituus)</text:span></text:p>
      <text:p text:style-name="P45"><text:span text:style-name="T47"><text:tab/>huffmanKoodi.pituus = koodinPituusBiteissa</text:span></text:p>
      <text:p text:style-name="P45"><text:span text:style-name="T47"><text:tab/>huffmanKoodi.koodi = muodostaKanoninenHuffmanKoodi(koodinPituusBiteissa)</text:span></text:p>
      <text:p text:style-name="P45"><text:span text:style-name="T47"><text:tab/>blokkiKoodiParit.put(huffmanKoodi, blokki)</text:span></text:p>
      <text:p text:style-name="P45"><text:span text:style-name="T47"/></text:p>
      <text:p text:style-name="P45"><text:span text:style-name="T47">return blokkiKoodiParit</text:span></text:p>
      <text:p text:style-name="P45"><text:span text:style-name="T47"/></text:p>
      <text:p text:style-name="P45"><text:span text:style-name="T47">While-loopin aikana tiedosto luetaan kertaalleen läpi -&gt; O(m) operaatiota missä m on headerin pituus tavuissa. Lisäksi on muutama vakio-operaatio mukaanlukien kanonisoidun koodin muiodostus ja arvojen asettaminen hashmappiin -&gt; aikavaativuus O(m). Tilavaativuuden kannalta taas </text:span><text:span text:style-name="T48">hashmappiin tallennetaan kaikki tiedostosta luetut blokit ja blokeille generoidut huffman-koodit. </text:span><text:span text:style-name="T49">Blokkien määrä on verrannollinen tiedoston pituuteen (koska tiedosto lähinnä koostuu blokeista) -&gt; tilavaativuus O(m)</text:span></text:p>
      <text:p text:style-name="P45"><text:span text:style-name="T49"/></text:p>
      <text:p text:style-name="P66"><text:span text:style-name="T25">Metodin aikavaativuus on siis</text:span><text:span text:style-name="T27"> </text:span><text:span text:style-name="T17">O(</text:span><text:span text:style-name="T21">m</text:span><text:span text:style-name="T17">)</text:span><text:span text:style-name="T25">.</text:span></text:p>
      <text:p text:style-name="P70"><text:span text:style-name="T25">Metodin tilavaativuus on siis </text:span><text:span text:style-name="T17">O(</text:span><text:span text:style-name="T21">m</text:span><text:span text:style-name="T17">)</text:span><text:span text:style-name="T25">.</text:span></text:p>
      <text:p text:style-name="P70"><text:span text:style-name="T25"/></text:p>
      <text:p text:style-name="P70"><text:span text:style-name="T25"/></text:p>
      <text:p text:style-name="P70"><text:span text:style-name="T25"/></text:p>
      <text:p text:style-name="P70"><text:span text:style-name="T25"/></text:p>
      <text:p text:style-name="P70"><text:span text:style-name="T25"/></text:p>
      <text:p text:style-name="P45"><text:span text:style-name="T49"/></text:p>
      <text:p text:style-name="P79"><text:soft-page-break/><text:span text:style-name="T47">lue</text:span><text:span text:style-name="T49">Header</text:span><text:span text:style-name="T34">()-</text:span><text:span text:style-name="T12">pseudokoodi</text:span></text:p>
      <text:p text:style-name="P47"><text:span text:style-name="T49"/></text:p>
      <text:p text:style-name="P47"><text:span text:style-name="T49"><text:s text:c="7"/></text:span></text:p>
      <text:p text:style-name="P47"><text:span text:style-name="T49">lueHeaderinAlku</text:span></text:p>
      <text:p text:style-name="P47"><text:span text:style-name="T49">return lueKoodiBlokkiParit</text:span></text:p>
      <text:p text:style-name="P47"><text:span text:style-name="T49"><text:s text:c="7"/></text:span></text:p>
      <text:p text:style-name="P47"><text:span text:style-name="T49">Kutsuu lähinnä yllä listattuja metodeja. Tila- ja aikavaativuus määrittyy lueKoodiBlokkiParit-metodista -&gt; O(m)</text:span></text:p>
      <text:p text:style-name="P47"><text:span text:style-name="T49"/></text:p>
      <text:p text:style-name="P66"><text:span text:style-name="T25">Metodin aikavaativuus on siis</text:span><text:span text:style-name="T27"> </text:span><text:span text:style-name="T17">O(</text:span><text:span text:style-name="T21">m</text:span><text:span text:style-name="T17">)</text:span><text:span text:style-name="T25">.</text:span></text:p>
      <text:p text:style-name="P70"><text:span text:style-name="T25">Metodin tilavaativuus on siis </text:span><text:span text:style-name="T17">O(</text:span><text:span text:style-name="T21">m</text:span><text:span text:style-name="T17">)</text:span><text:span text:style-name="T25">.</text:span></text:p>
      <text:p text:style-name="P70"><text:span text:style-name="T25"/></text:p>
      <text:p text:style-name="P95"><text:span text:style-name="T50">PurkuKoodi</text:span><text:span text:style-name="T8">-luokka</text:span></text:p>
      <text:p text:style-name="P95"><text:span text:style-name="T8"/></text:p>
      <text:p text:style-name="P80"><text:span text:style-name="T50">kasitteleTiedosto</text:span><text:span text:style-name="T34">()-</text:span><text:span text:style-name="T12">pseudokoodi</text:span></text:p>
      <text:p text:style-name="P80"><text:span text:style-name="T12"/></text:p>
      <text:p text:style-name="P48"><text:span text:style-name="T47">while (ei_olla_tiedoston_lopussa)</text:span></text:p>
      <text:p text:style-name="P48"><text:span text:style-name="T47"><text:tab/></text:span><text:span text:style-name="T50">lueTiedostosta(tavu, 1)</text:span></text:p>
      <text:p text:style-name="P48"><text:span text:style-name="T50"><text:tab/>merkitseviaBittejaTavussa = 8</text:span></text:p>
      <text:p text:style-name="P48"><text:span text:style-name="T50"><text:tab/></text:span></text:p>
      <text:p text:style-name="P48"><text:span text:style-name="T50"><text:tab/>if (viimeinenTavu)</text:span></text:p>
      <text:p text:style-name="P48"><text:span text:style-name="T50"><text:tab/><text:tab/>merkitseviaBittejaTavussa = viimeisessaTavussaMerkitseviaBitteja)</text:span></text:p>
      <text:p text:style-name="P48"><text:span text:style-name="T50"/></text:p>
      <text:p text:style-name="P48"><text:span text:style-name="T50"><text:tab/>for (kasiteltavaBitti : merkitseviaBittejaTavussa)</text:span></text:p>
      <text:p text:style-name="P48"><text:span text:style-name="T50"><text:tab/><text:tab/>kasiteltavaKoodi.koodi = liitaBitti(tavu, kasiteltavaBitti)</text:span></text:p>
      <text:p text:style-name="P48"><text:span text:style-name="T50"><text:tab/><text:tab/>kasiteltavaKoodi.pituus++</text:span></text:p>
      <text:p text:style-name="P48"><text:span text:style-name="T50"><text:tab/><text:tab/></text:span></text:p>
      <text:p text:style-name="P48"><text:span text:style-name="T50"><text:tab/><text:tab/>if (blokkiKoodiParit.contains(kasiteltavaKoodi))</text:span></text:p>
      <text:p text:style-name="P48"><text:span text:style-name="T50"><text:tab/><text:tab/><text:tab/>kirjoitaTiedostoon(blokkiKoodiParit.get(kasiteltavaKoodi))</text:span></text:p>
      <text:p text:style-name="P48"><text:span text:style-name="T50"><text:tab/><text:tab/><text:tab/>kasiteltavaKoodi.pituus = 0</text:span></text:p>
      <text:p text:style-name="P48"><text:span text:style-name="T50"><text:tab/><text:tab/><text:tab/>kasiteltavaKoodi.koodi = 0</text:span></text:p>
      <text:p text:style-name="P48"><text:span text:style-name="T50"/></text:p>
      <text:p text:style-name="P48"><text:span text:style-name="T50"/></text:p>
      <text:p text:style-name="P48"><text:span text:style-name="T50">Metodi lukee pakattua tiedostoa tavu kerrallaan, ja jokainen tavu käsitellään bitti kerrallaan. Jos bittikoodille löytyy vastaavuus blokkiKoodiParit-hashmapista, kirjoitetaan blokki purettavaan tiedostoon. Tämän operaation aikavaativuus on O(n) missä n on pakatun tiedoston tavumäärä – tiedosto luetaan kerran ja kirjoitettavien tavujen määrä on verrannollinen luettuihin tavuihin; keskimäärin jokaista x bittiä kohden on olemassa blokki joka tulee kirjoittaa. Muut operaatiot ovat vakioaikaisia – for loop suoritetaan max 8 kertaa. Näin ollen aikavaativuus on O(n). Tilavaativuuden kannalta luodaan muutama muuttuja mutta näiden määrä on vakio – tilavaativuus näin O(1).</text:span></text:p>
      <text:p text:style-name="P48"><text:span text:style-name="T50"/></text:p>
      <text:p text:style-name="P67"><text:span text:style-name="T25">Metodin aikavaativuus on siis</text:span><text:span text:style-name="T27"> </text:span><text:span text:style-name="T17">O(</text:span><text:span text:style-name="T22">n</text:span><text:span text:style-name="T17">)</text:span><text:span text:style-name="T25">.</text:span></text:p>
      <text:p text:style-name="P71"><text:span text:style-name="T25">Metodin tilavaativuus on siis </text:span><text:span text:style-name="T17">O(</text:span><text:span text:style-name="T22">1</text:span><text:span text:style-name="T17">)</text:span><text:span text:style-name="T25">.</text:span></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71"><text:span text:style-name="T25"/></text:p>
      <text:p text:style-name="P96"><text:soft-page-break/><text:span text:style-name="T51">Purkaja</text:span><text:span text:style-name="T8">-luokka</text:span></text:p>
      <text:p text:style-name="P96"><text:span text:style-name="T8"/></text:p>
      <text:p text:style-name="P81"><text:span text:style-name="T51">pura</text:span><text:span text:style-name="T34">()-</text:span><text:span text:style-name="T12">pseudokoodi</text:span></text:p>
      <text:p text:style-name="P81"><text:span text:style-name="T12"/></text:p>
      <text:p text:style-name="P83"><text:span text:style-name="T14">blokkiKoodiParit = lueHeader()</text:span></text:p>
      <text:p text:style-name="P83"><text:span text:style-name="T14">kasitteleTiedosto(blokkiKoodiParit)</text:span></text:p>
      <text:p text:style-name="P83"><text:span text:style-name="T14">tulostaStatsit()</text:span></text:p>
      <text:p text:style-name="P83"><text:span text:style-name="T14"/></text:p>
      <text:p text:style-name="P84"><text:span text:style-name="T15">Aikavaativuus: O(m) + O(n) -&gt; O(m + n)</text:span></text:p>
      <text:p text:style-name="P84"><text:span text:style-name="T15">Tilavaativuus: O(m) + O(1) -&gt; O(m)</text:span></text:p>
      <text:p text:style-name="P83"><text:span text:style-name="T14"/></text:p>
      <text:p text:style-name="P68"><text:span text:style-name="T25">Metodin aikavaativuus on siis</text:span><text:span text:style-name="T27"> </text:span><text:span text:style-name="T17">O(</text:span><text:span text:style-name="T23">m + n</text:span><text:span text:style-name="T17">) </text:span><text:span text:style-name="T52">missä m on headerin koko tavuissa ja n on pakatun tiedoston koko tavuissa</text:span><text:span text:style-name="T25">.</text:span></text:p>
      <text:p text:style-name="P72"><text:span text:style-name="T25">Metodin tilavaativuus on siis </text:span><text:span text:style-name="T17">O(</text:span><text:span text:style-name="T18">1</text:span><text:span text:style-name="T17">)</text:spa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5M54S</meta:editing-duration>
    <meta:editing-cycles>37</meta:editing-cycles>
    <meta:generator>LibreOffice/4.0.3.3$Windows_x86 LibreOffice_project/0eaa50a932c8f2199a615e1eb30f7ac74279539</meta:generator>
    <dc:date>2013-08-22T18:50:52.15</dc:date>
    <meta:document-statistic meta:table-count="0" meta:image-count="0" meta:object-count="0" meta:page-count="9" meta:paragraph-count="206" meta:word-count="1559" meta:character-count="14583" meta:non-whitespace-character-count="13084"/>
    <meta:user-defined meta:name="Info 1"/>
    <meta:user-defined meta:name="Info 2"/>
    <meta:user-defined meta:name="Info 3"/>
    <meta:user-defined meta:name="Info 4"/>
  </office:meta>
</office:document-meta>
</file>